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20.324cm" fo:min-width="26.738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20.038cm" fo:min-width="26.343cm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 draw:shadow-opacity="75%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4cm" fo:min-width="19.2cm" fo:padding-top="0cm" fo:padding-bottom="0cm" fo:padding-left="0cm" fo:padding-right="0cm" fo:wrap-option="wrap" draw:shadow-color="#808080" draw:shadow-opacity="75%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6cm" fo:min-width="0cm" fo:padding-top="0.099cm" fo:padding-bottom="0cm" fo:padding-left="0cm" fo:padding-right="0cm" fo:wrap-option="wrap" draw:shadow-color="#808080" draw:shadow-opacity="75%"/>
    </style:style>
    <style:style style:name="pr2" style:family="presentation" style:parent-style-name="Default-notes">
      <style:graphic-properties draw:fill-color="#ffffff" fo:min-height="13.361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5cm" draw:shadow-offset-y="0.075cm" draw:shadow-color="#000000" draw:shadow-opacity="75%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7cm" fo:min-width="0cm" fo:padding-top="0.099cm" fo:padding-bottom="0cm" fo:padding-left="0cm" fo:padding-right="0cm" fo:wrap-option="wrap" draw:shadow-color="#808080" draw:shadow-opacity="75%"/>
    </style:style>
    <style:style style:name="co1" style:family="table-column">
      <style:table-column-properties style:column-width="3.779cm" style:use-optimal-column-width="false"/>
    </style:style>
    <style:style style:name="co2" style:family="table-column">
      <style:table-column-properties style:column-width="3.811cm" style:use-optimal-column-width="false"/>
    </style:style>
    <style:style style:name="co3" style:family="table-column">
      <style:table-column-properties style:column-width="4.199cm" style:use-optimal-column-width="false"/>
    </style:style>
    <style:style style:name="co4" style:family="table-column">
      <style:table-column-properties style:column-width="4.127cm" style:use-optimal-column-width="false"/>
    </style:style>
    <style:style style:name="co5" style:family="table-column">
      <style:table-column-properties style:column-width="4.248cm" style:use-optimal-column-width="false"/>
    </style:style>
    <style:style style:name="co6" style:family="table-column">
      <style:table-column-properties style:column-width="4.337cm" style:use-optimal-column-width="false"/>
    </style:style>
    <style:style style:name="co7" style:family="table-column">
      <style:table-column-properties style:column-width="5.025cm" style:use-optimal-column-width="false"/>
    </style:style>
    <style:style style:name="co8" style:family="table-column">
      <style:table-column-properties style:column-width="5.583cm" style:use-optimal-column-width="false"/>
    </style:style>
    <style:style style:name="co9" style:family="table-column">
      <style:table-column-properties style:column-width="4.259cm" style:use-optimal-column-width="false"/>
    </style:style>
    <style:style style:name="co10" style:family="table-column">
      <style:table-column-properties style:column-width="6.234cm" style:use-optimal-column-width="false"/>
    </style:style>
    <style:style style:name="co11" style:family="table-column">
      <style:table-column-properties style:column-width="6.233cm" style:use-optimal-column-width="false"/>
    </style:style>
    <style:style style:name="co12" style:family="table-column">
      <style:table-column-properties style:column-width="6.246cm" style:use-optimal-column-width="false"/>
    </style:style>
    <style:style style:name="co13" style:family="table-column">
      <style:table-column-properties style:column-width="4.798cm" style:use-optimal-column-width="false"/>
    </style:style>
    <style:style style:name="co14" style:family="table-column">
      <style:table-column-properties style:column-width="4.797cm" style:use-optimal-column-width="false"/>
    </style:style>
    <style:style style:name="co15" style:family="table-column">
      <style:table-column-properties style:column-width="4.803cm" style:use-optimal-column-width="false"/>
    </style:style>
    <style:style style:name="co16" style:family="table-column">
      <style:table-column-properties style:column-width="4.806cm" style:use-optimal-column-width="false"/>
    </style:style>
    <style:style style:name="co17" style:family="table-column">
      <style:table-column-properties style:column-width="4.123cm" style:use-optimal-column-width="false"/>
    </style:style>
    <style:style style:name="co18" style:family="table-column">
      <style:table-column-properties style:column-width="4.119cm" style:use-optimal-column-width="false"/>
    </style:style>
    <style:style style:name="ro1" style:family="table-row">
      <style:table-row-properties style:row-height="2.145cm"/>
    </style:style>
    <style:style style:name="ro2" style:family="table-row">
      <style:table-row-properties style:row-height="2.267cm"/>
    </style:style>
    <style:style style:name="ro3" style:family="table-row">
      <style:table-row-properties style:row-height="2.269cm"/>
    </style:style>
    <style:style style:name="ro4" style:family="table-row">
      <style:table-row-properties style:row-height="2.064cm"/>
    </style:style>
    <style:style style:name="ro5" style:family="table-row">
      <style:table-row-properties style:row-height="2.181cm"/>
    </style:style>
    <style:style style:name="ro6" style:family="table-row">
      <style:table-row-properties style:row-height="2.919cm"/>
    </style:style>
    <style:style style:name="ro7" style:family="table-row">
      <style:table-row-properties style:row-height="2.796cm"/>
    </style:style>
    <style:style style:name="ce1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</style:style>
    <style:style style:name="ce2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  <style:text-properties fo:font-size="15pt" style:font-size-asian="15pt" style:font-size-complex="15pt"/>
    </style:style>
    <style:style style:name="ce3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0.34pt solid #000000" style:line-break="strict"/>
    </style:style>
    <style:style style:name="ce4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  <style:text-properties fo:font-size="20pt" style:font-size-asian="20pt" style:font-size-complex="20pt"/>
    </style:style>
    <style:style style:name="ce5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</style:style>
    <style:style style:name="ce6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</style:style>
    <style:style style:name="ce7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none" style:line-break="strict"/>
    </style:style>
    <style:style style:name="ce8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none" style:line-break="strict"/>
    </style:style>
    <style:style style:name="ce9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-left="0.03pt solid #000000" fo:border-right="none" fo:border-top="none" fo:border-bottom="none" style:line-break="strict"/>
      <style:text-properties fo:font-size="24pt" style:font-size-asian="24pt" style:font-size-complex="24pt"/>
    </style:style>
    <style:style style:name="ce10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  <style:text-properties fo:font-size="24pt" style:font-size-asian="24pt" style:font-size-complex="24pt"/>
    </style:style>
    <style:style style:name="ce11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  <style:text-properties fo:font-size="24pt" style:font-size-asian="24pt" style:font-size-complex="24pt"/>
    </style:style>
    <style:style style:name="ce12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0.03pt solid #000000" fo:border-right="none" fo:border-top="none" fo:border-bottom="none" style:line-break="strict"/>
    </style:style>
    <style:style style:name="ce13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</style:style>
    <style:style style:name="ce14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 style:line-break="strict"/>
    </style:style>
    <style:style style:name="P5" style:family="paragraph">
      <style:paragraph-properties fo:margin-left="0cm" fo:margin-right="0cm" fo:margin-top="0.202cm" fo:margin-bottom="0.202cm" fo:text-align="center" fo:text-indent="0cm" style:line-break="stric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93%" fo:text-align="center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line-height="110%" fo:text-align="center" fo:text-indent="0cm" style:line-break="strict" style:writing-mode="lr-tb" style:font-independent-line-spacing="true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margin-left="0cm" fo:margin-right="0cm" fo:margin-top="0.202cm" fo:margin-bottom="0.202cm" fo:line-height="93%" fo:text-align="center" fo:text-indent="0cm" style:line-break="stric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line-height="93%" fo:text-align="end" fo:text-indent="0cm" style:line-break="strict"/>
    </style:style>
    <style:style style:name="P1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line-height="110%" fo:text-align="center" fo:text-indent="0cm" style:line-break="strict"/>
    </style:style>
    <style:style style:name="T1" style:family="text">
      <style:text-properties style:font-name="AR PL UKai TW" fo:font-size="40pt" fo:language="zh" fo:country="TW" fo:text-shadow="1pt 1pt" fo:font-weight="bold" style:font-name-asian="AR PL UKai TW" style:font-size-asian="40pt" style:language-asian="zh" style:country-asian="TW" style:font-weight-asian="bold" style:font-name-complex="AR PL UKai TW" style:font-size-complex="40pt" style:language-complex="zh" style:country-complex="TW" style:font-weight-complex="bold"/>
    </style:style>
    <style:style style:name="T2" style:family="text">
      <style:text-properties fo:color="#ffffff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3" style:family="text">
      <style:text-properties fo:color="#ffffff" fo:font-size="15pt" fo:language="zh" fo:country="TW" fo:font-weight="bold" style:font-size-asian="15pt" style:language-asian="zh" style:country-asian="TW" style:font-weight-asian="bold" style:font-size-complex="15pt" style:language-complex="zh" style:country-complex="TW" style:font-weight-complex="bold"/>
    </style:style>
    <style:style style:name="T4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cc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7" style:family="text">
      <style:text-properties fo:color="#00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8" style:family="text">
      <style:text-properties fo:color="#000000" style:font-name="AR PL UKai TW" fo:font-size="24pt" fo:language="zh" fo:country="TW" fo:font-weight="bold" style:font-name-asian="AR PL UKai TW" style:font-size-asian="24pt" style:language-asian="zh" style:country-asian="TW" style:font-weight-asian="bold" style:font-name-complex="AR PL UKai TW" style:font-size-complex="24pt" style:language-complex="zh" style:country-complex="TW" style:font-weight-complex="bold"/>
    </style:style>
    <style:style style:name="T9" style:family="text">
      <style:text-properties fo:color="#ffffff" fo:font-size="18pt" fo:language="zh" fo:country="TW" fo:font-weight="bold" style:font-size-asian="18pt" style:language-asian="zh" style:country-asian="TW" style:font-weight-asian="bold" style:font-size-complex="18pt" style:language-complex="zh" style:country-complex="TW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12" style:family="text">
      <style:text-properties fo:color="#cc0000" style:font-name="Droid Sans Japanese" fo:font-size="22pt" fo:language="en" fo:country="US" fo:font-weight="bold" style:font-name-asian="Droid Sans Japanese" style:font-size-asian="22pt" style:language-asian="en" style:country-asian="US" style:font-weight-asian="bold" style:font-name-complex="Droid Sans Japanese" style:font-size-complex="22pt" style:language-complex="en" style:country-complex="US" style:font-weight-complex="bold"/>
    </style:style>
    <style:style style:name="T13" style:family="text">
      <style:text-properties fo:color="#cc0000" style:font-name="Droid Sans Japanese" fo:font-size="22pt" fo:language="zh" fo:country="TW" fo:font-weight="bold" style:font-name-asian="Droid Sans Japanese" style:font-size-asian="22pt" style:language-asian="zh" style:country-asian="TW" style:font-weight-asian="bold" style:font-name-complex="Droid Sans Japanese" style:font-size-complex="22pt" style:language-complex="zh" style:country-complex="TW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六月份門診異動</text:span></text:p>
              </text:list-header>
            </text:list>
          </draw:text-box>
        </draw:frame>
        <draw:frame draw:style-name="standard" draw:layer="layout" svg:width="20.163cm" svg:height="9.117cm" svg:x="3.919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list text:style-name="L2">
                  <text:list-header>
                    <text:p text:style-name="P4"><text:span text:style-name="T2">6/15</text:span></text:p>
                  </text:list-header>
                  <text:list-item>
                    <text:p text:style-name="P4"><text:span text:style-name="T2">(</text:span><text:span text:style-name="T3">五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6</text:span></text:p>
                  </text:list-header>
                  <text:list-item>
                    <text:p text:style-name="P4"><text:span text:style-name="T2">(</text:span><text:span text:style-name="T3">六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7</text:span></text:p>
                  </text:list-header>
                  <text:list-item>
                    <text:p text:style-name="P4"><text:span text:style-name="T2">(</text:span><text:span text:style-name="T3">日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8</text:span></text:p>
                  </text:list-header>
                  <text:list-item>
                    <text:p text:style-name="P4"><text:span text:style-name="T2">(</text:span><text:span text:style-name="T3">一</text:span><text:span text:style-name="T2">)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p text:style-name="P6"><text:span text:style-name="T5">吳志奮</text:span><text:span text:style-name="T5"><text:line-break/></text:span><text:span text:style-name="T5">醫師</text:span></text:p>
              </table:table-cell>
              <table:table-cell>
                <text:p><text:span text:style-name="T5">吳志奮</text:span><text:span text:style-name="T5"><text:line-break/></text:span><text:span text:style-name="T5">醫師</text:span></text:p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p><text:span text:style-name="T5">吳志奮</text:span><text:span text:style-name="T5"><text:line-break/></text:span><text:span text:style-name="T5">醫師</text:span></text:p>
              </table:table-cell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p><text:span text:style-name="T5">吳志奮</text:span><text:span text:style-name="T5"><text:line-break/></text:span><text:span text:style-name="T5">醫師</text:span></text:p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3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1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 table:style-name="ce1"/>
              <table:table-cell>
                <text:list text:style-name="L1">
                  <text:list-header>
                    <text:p text:style-name="P4"><text:span text:style-name="T2">2/15(</text:span><text:span text:style-name="T3">四</text:span><text:span text:style-name="T2">)</text:span></text:p>
                  </text:list-header>
                  <text:list-item>
                    <text:p text:style-name="P4"><text:span text:style-name="T2">除夕</text:span></text:p>
                  </text:list-item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2/16(</text:span><text:span text:style-name="T3">五</text:span><text:span text:style-name="T2">) ~ 2/20(</text:span><text:span text:style-name="T2">二</text:span><text:span text:style-name="T2">)</text:span></text:p>
                  </text:list-header>
                  <text:list-item>
                    <text:p text:style-name="P4"><text:span text:style-name="T2">初一 </text:span><text:span text:style-name="T2">~ </text:span><text:span text:style-name="T2">初五</text:span></text:p>
                  </text:list-item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2/21(</text:span><text:span text:style-name="T2">三</text:span><text:span text:style-name="T2">)</text:span></text:p>
                  </text:list-header>
                  <text:list-item>
                    <text:p text:style-name="P4"><text:span text:style-name="T2">初六</text:span></text:p>
                  </text:list-item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0"><text:span text:style-name="T7">正常門診</text:span></text:p>
                  </text:list-header>
                </text:list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 table:number-rows-spanned="3">
                <text:list text:style-name="L2">
                  <text:list-header>
                    <text:p text:style-name="P10"><text:span text:style-name="T8">正常門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5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2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frame draw:style-name="standard" draw:layer="layout" svg:width="18.712cm" svg:height="8.606cm" svg:x="4.401cm" svg:y="4.498cm">
          <table:table>
            <table:table-column table:style-name="co10"/>
            <table:table-column table:style-name="co11"/>
            <table:table-column table:style-name="co12"/>
            <table:table-row table:style-name="ro4" table:default-cell-style-name="ce1">
              <table:table-cell/>
              <table:table-cell>
                <text:list text:style-name="L1">
                  <text:list-header>
                    <text:p text:style-name="P4"><text:span text:style-name="T4">1/1</text:span></text:p>
                    <text:p text:style-name="P4"><text:span text:style-name="T4">(</text:span><text:span text:style-name="T9">一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5(</text:span><text:span text:style-name="T9">四</text:span><text:span text:style-name="T4">) ~</text:span></text:p>
                  </text:list-header>
                  <text:list-item>
                    <text:p text:style-name="P4"><text:span text:style-name="T4">1/29(</text:span><text:span text:style-name="T4">一</text:span><text:span text:style-name="T4">)</text:span></text:p>
                  </text:list-item>
                </text:list>
              </table:table-cell>
            </table:table-row>
            <table:table-row table:style-name="ro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6" table:number-rows-spanned="3"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 table:style-name="ce5" table:number-rows-spanned="3">
                <text:list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3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custom-shape draw:style-name="gr4" draw:text-style-name="P1" draw:layer="layout" svg:width="26.843cm" svg:height="20.288cm" draw:transform="skewX (-0.00453785605518526) translate (0.508cm 0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19.203cm" svg:height="8.606cm" svg:x="4.401cm" svg:y="4.498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4" table:default-cell-style-name="ce7">
              <table:table-cell/>
              <table:table-cell>
                <text:list text:style-name="L1">
                  <text:list-header>
                    <text:p text:style-name="P4"><text:span text:style-name="T4">7/4</text:span></text:p>
                    <text:p text:style-name="P4"><text:span text:style-name="T4">(</text:span><text:span text:style-name="T9">二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7/5</text:span></text:p>
                    <text:p text:style-name="P4"><text:span text:style-name="T4">(</text:span><text:span text:style-name="T9">三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10">7/6</text:span></text:p>
                  </text:list-header>
                  <text:list-item>
                    <text:p text:style-name="P4"><text:span text:style-name="T4">(</text:span><text:span text:style-name="T4">四</text:span><text:span text:style-name="T4">)</text:span></text:p>
                  </text:list-item>
                </text:list>
              </table:table-cell>
            </table:table-row>
            <table:table-row table:style-name="ro5">
              <table:table-cell table:style-name="ce8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9" table:number-columns-spanned="3" table:number-rows-spanned="3">
                <text:p text:style-name="P6">員工旅遊　休診３日</text:p>
              </table:table-cell>
              <table:covered-table-cell table:style-name="ce10"/>
              <table:covered-table-cell table:style-name="ce11"/>
            </table:table-row>
            <table:table-row table:style-name="ro5">
              <table:table-cell table:style-name="ce8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covered-table-cell table:style-name="ce12"/>
              <table:covered-table-cell table:style-name="ce13"/>
              <table:covered-table-cell table:style-name="ce14"/>
            </table:table-row>
            <table:table-row table:style-name="ro5">
              <table:table-cell table:style-name="ce8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covered-table-cell table:style-name="ce12"/>
              <table:covered-table-cell table:style-name="ce13"/>
              <table:covered-table-cell table:style-name="ce14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4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4" table:default-cell-style-name="ce1">
              <table:table-cell/>
              <table:table-cell>
                <text:list text:style-name="L1">
                  <text:list-header>
                    <text:p text:style-name="P4"><text:span text:style-name="T4">5/29</text:span></text:p>
                    <text:p text:style-name="P4"><text:span text:style-name="T4">(</text:span><text:span text:style-name="T9">一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5/30</text:span></text:p>
                    <text:p text:style-name="P4"><text:span text:style-name="T4">(</text:span><text:span text:style-name="T9">二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5/31(</text:span><text:span text:style-name="T9">三</text:span><text:span text:style-name="T4">) ~</text:span></text:p>
                  </text:list-header>
                  <text:list-item>
                    <text:p text:style-name="P4"><text:span text:style-name="T4">6/5(</text:span><text:span text:style-name="T4">一</text:span><text:span text:style-name="T4">)</text:span></text:p>
                  </text:list-item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0"><text:span text:style-name="T7">正常門診</text:span></text:p>
                  </text:list-header>
                </text:list>
              </table:table-cell>
              <table:table-cell>
                <text:p text:style-name="P10"><text:span text:style-name="T7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5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5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門診時間異動公告" draw:style-name="dp1" draw:master-page-name="Default" presentation:presentation-page-layout-name="AL2T0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4" table:default-cell-style-name="ce1">
              <table:table-cell/>
              <table:table-cell>
                <text:list text:style-name="L1">
                  <text:list-header>
                    <text:p text:style-name="P4"><text:span text:style-name="T4">1/26</text:span></text:p>
                    <text:p text:style-name="P4"><text:span text:style-name="T4">(</text:span><text:span text:style-name="T9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7</text:span></text:p>
                    <text:p text:style-name="P4"><text:span text:style-name="T4">(</text:span><text:span text:style-name="T9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8(</text:span><text:span text:style-name="T9">六</text:span><text:span text:style-name="T4">) ~</text:span></text:p>
                  </text:list-header>
                  <text:list-item>
                    <text:p text:style-name="P4"><text:span text:style-name="T4">2/1(</text:span><text:span text:style-name="T4">三</text:span><text:span text:style-name="T4">)</text:span></text:p>
                  </text:list-item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0"><text:span text:style-name="T7">正常門診</text:span></text:p>
                  </text:list-header>
                </text:list>
              </table:table-cell>
              <table:table-cell>
                <text:p text:style-name="P10"><text:span text:style-name="T7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10"><text:span text:style-name="T7">正常門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6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6" draw:style-name="gr5" draw:text-style-name="P13" draw:layer="layout" svg:width="9.111cm" svg:height="1.482cm" svg:x="11.884cm" svg:y="28.213cm">
            <text:list text:style-name="L1">
              <text:list-header>
                <text:p text:style-name="P12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847cm" svg:height="11.134cm" svg:x="3.074cm" svg:y="2.258cm" draw:page-number="6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1" draw:text-style-name="P3" draw:layer="layout" svg:width="19.2cm" svg:height="2.504cm" svg:x="4.402cm" svg:y="1.764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19.203cm" svg:height="8.606cm" svg:x="4.402cm" svg:y="4.361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4" table:default-cell-style-name="ce1">
              <table:table-cell/>
              <table:table-cell>
                <text:list text:style-name="L1">
                  <text:list-header>
                    <text:p text:style-name="P4"><text:span text:style-name="T4">9/15</text:span></text:p>
                    <text:p text:style-name="P4"><text:span text:style-name="T4">(</text:span><text:span text:style-name="T9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9/16</text:span></text:p>
                    <text:p text:style-name="P4"><text:span text:style-name="T4">(</text:span><text:span text:style-name="T9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9/17</text:span></text:p>
                    <text:p text:style-name="P4"><text:span text:style-name="T4">(</text:span><text:span text:style-name="T9">六</text:span><text:span text:style-name="T4">) 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0"><text:span text:style-name="T7">正常門診</text:span></text:p>
                  </text:list-header>
                </text:list>
              </table:table-cell>
              <table:table-cell>
                <text:p text:style-name="P10"><text:span text:style-name="T7">正常門診</text:span></text:p>
              </table:table-cell>
              <table:table-cell>
                <text:list text:continue-numbering="true" text:style-name="L1">
                  <text:list-header>
                    <text:p text:style-name="P7"><text:span text:style-name="T7">正常門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7">正常門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 Box 59" draw:style-name="gr6" draw:text-style-name="P8" draw:layer="layout" svg:width="19.2cm" svg:height="2.505cm" svg:x="4.402cm" svg:y="12.863cm">
          <text:list text:style-name="L1">
            <text:list-header>
              <text:p text:style-name="P14"><text:span text:style-name="T12">2</text:span><text:span text:style-name="T13">月</text:span><text:span text:style-name="T12">6</text:span><text:span text:style-name="T13">日（六）～</text:span><text:span text:style-name="T12">2</text:span><text:span text:style-name="T13">月</text:span><text:span text:style-name="T12">14</text:span><text:span text:style-name="T13">日（日）休診</text:span><text:span text:style-name="T12"><text:line-break/></text:span><text:span text:style-name="T12">2</text:span><text:span text:style-name="T13">月</text:span><text:span text:style-name="T12">15</text:span><text:span text:style-name="T13">日</text:span><text:span text:style-name="T12">(</text:span><text:span text:style-name="T13">一）起正常看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7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4" draw:text-style-name="P3" draw:layer="layout" svg:width="20.607cm" svg:height="2.505cm" svg:x="4.4cm" svg:y="3.125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20.606cm" svg:height="5.714cm" svg:x="4.264cm" svg:y="6.266cm">
          <table:table>
            <table:table-column table:style-name="co17"/>
            <table:table-column table:style-name="co18"/>
            <table:table-column table:style-name="co17"/>
            <table:table-column table:style-name="co18"/>
            <table:table-column table:style-name="co17"/>
            <table:table-row table:style-name="ro6" table:default-cell-style-name="ce1">
              <table:table-cell>
                <text:list text:style-name="L1">
                  <text:list-header>
                    <text:p text:style-name="P4"><text:span text:style-name="T4">6/9</text:span></text:p>
                    <text:p text:style-name="P4"><text:span text:style-name="T4">(</text:span><text:span text:style-name="T9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0</text:span></text:p>
                    <text:p text:style-name="P4"><text:span text:style-name="T4">(</text:span><text:span text:style-name="T9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1</text:span></text:p>
                    <text:p text:style-name="P4"><text:span text:style-name="T4">(</text:span><text:span text:style-name="T9">六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2</text:span></text:p>
                    <text:p text:style-name="P4"><text:span text:style-name="T4">(</text:span><text:span text:style-name="T9">日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3</text:span></text:p>
                    <text:p text:style-name="P4"><text:span text:style-name="T4">(</text:span><text:span text:style-name="T9">一</text:span><text:span text:style-name="T4">)</text:span></text:p>
                  </text:list-header>
                </text:list>
              </table:table-cell>
            </table:table-row>
            <table:table-row table:style-name="ro7" table:default-cell-style-name="ce1">
              <table:table-cell table:style-name="ce5" table:number-columns-spanned="5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8.svm" xlink:type="simple" xlink:show="embed" xlink:actuate="onLoad"/>
        </draw:frame>
        <draw:custom-shape draw:name="Text Box 59" draw:style-name="gr7" draw:text-style-name="P8" draw:layer="layout" svg:width="19.2cm" svg:height="2.504cm" svg:x="3.629cm" svg:y="14.31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8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508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p/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p/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7" draw:layer="backgroundobjects" svg:width="9.11cm" svg:height="1.482cm" svg:x="0cm" svg:y="0cm" presentation:class="header">
          <draw:text-box>
            <text:p/>
          </draw:text-box>
        </draw:frame>
        <draw:frame draw:style-name="Mgr4" draw:text-style-name="MP8" draw:layer="backgroundobjects" svg:width="9.111cm" svg:height="1.482cm" svg:x="11.883cm" svg:y="0cm" presentation:class="date-time">
          <draw:text-box>
            <text:p/>
          </draw:text-box>
        </draw:frame>
        <draw:frame draw:style-name="Mgr5" draw:text-style-name="MP7" draw:layer="backgroundobjects" svg:width="9.11cm" svg:height="1.482cm" svg:x="0cm" svg:y="28.213cm" presentation:class="footer">
          <draw:text-box>
            <text:p/>
          </draw:text-box>
        </draw:frame>
        <draw:frame draw:style-name="Mgr5" draw:text-style-name="MP8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門診時間異動公告</dc:title>
    <meta:creation-date>2015-12-26T22:57:05.120552100</meta:creation-date>
    <dc:date>2018-05-03T18:29:26.528374748</dc:date>
    <meta:editing-cycles>12</meta:editing-cycles>
    <meta:editing-duration>PT1H59M31S</meta:editing-duration>
    <meta:generator>LibreOffice/5.1.6.2$Linux_X86_64 LibreOffice_project/10m0$Build-2</meta:generator>
    <meta:document-statistic meta:object-count="69"/>
  </office:meta>
</office:document-meta>
</file>